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0d1285" officeooo:paragraph-rsid="000d9d2f"/>
    </style:style>
    <style:style style:name="P2" style:family="paragraph" style:parent-style-name="Standard">
      <style:text-properties style:font-name="Times New Roman" officeooo:rsid="000d1285" officeooo:paragraph-rsid="000d9d2f"/>
    </style:style>
    <style:style style:name="P3" style:family="paragraph" style:parent-style-name="Standard">
      <style:text-properties style:font-name="Times New Roman" officeooo:rsid="000d1285" officeooo:paragraph-rsid="00111878"/>
    </style:style>
    <style:style style:name="P4" style:family="paragraph" style:parent-style-name="Standard">
      <style:text-properties style:font-name="Times New Roman" officeooo:rsid="000f9bc6" officeooo:paragraph-rsid="000f9bc6"/>
    </style:style>
    <style:style style:name="P5" style:family="paragraph" style:parent-style-name="Standard">
      <style:text-properties style:font-name="Times New Roman" officeooo:rsid="000f9bc6" officeooo:paragraph-rsid="00107909"/>
    </style:style>
    <style:style style:name="P6" style:family="paragraph" style:parent-style-name="Standard">
      <style:text-properties style:font-name="Times New Roman" officeooo:rsid="00107909" officeooo:paragraph-rsid="00107909"/>
    </style:style>
    <style:style style:name="P7" style:family="paragraph" style:parent-style-name="Standard">
      <style:text-properties style:font-name="Times New Roman" officeooo:rsid="00107909" officeooo:paragraph-rsid="00123005"/>
    </style:style>
    <style:style style:name="P8" style:family="paragraph" style:parent-style-name="Standard">
      <style:text-properties style:font-name="Times New Roman" officeooo:rsid="00111878" officeooo:paragraph-rsid="00111878"/>
    </style:style>
    <style:style style:name="P9" style:family="paragraph" style:parent-style-name="Standard">
      <style:text-properties style:font-name="Times New Roman" officeooo:rsid="00113578" officeooo:paragraph-rsid="000d9d2f"/>
    </style:style>
    <style:style style:name="P10" style:family="paragraph" style:parent-style-name="Standard">
      <style:text-properties style:font-name="Times New Roman" officeooo:rsid="00113578" officeooo:paragraph-rsid="00123005"/>
    </style:style>
    <style:style style:name="T1" style:family="text">
      <style:text-properties officeooo:rsid="000d9d2f"/>
    </style:style>
    <style:style style:name="T2" style:family="text">
      <style:text-properties officeooo:rsid="000f9bc6"/>
    </style:style>
    <style:style style:name="T3" style:family="text">
      <style:text-properties style:text-position="super 58%"/>
    </style:style>
    <style:style style:name="T4" style:family="text">
      <style:text-properties officeooo:rsid="00107909"/>
    </style:style>
    <style:style style:name="T5" style:family="text">
      <style:text-properties officeooo:rsid="00111878"/>
    </style:style>
    <style:style style:name="T6" style:family="text">
      <style:text-properties officeooo:rsid="00113578"/>
    </style:style>
    <style:style style:name="T7" style:family="text">
      <style:text-properties officeooo:rsid="00123005"/>
    </style:style>
    <style:style style:name="T8" style:family="text">
      <style:text-properties officeooo:rsid="0014129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text:tab/><text:tab/>William Entriken</text:p>
      <text:p text:style-name="P1"><text:tab/><text:tab/><text:tab/><text:tab/><text:tab/><text:tab/><text:tab/><text:tab/><text:tab/><text:tab/><text:tab/><text:tab/><text:tab/><text:tab/>410 Keats Rd</text:p>
      <text:p text:style-name="P1"><text:tab/><text:tab/><text:tab/><text:tab/><text:tab/><text:tab/><text:tab/><text:tab/><text:tab/><text:tab/><text:tab/><text:tab/><text:tab/><text:tab/>Huntingdon Vy, PA 19006</text:p>
      <text:p text:style-name="P1"/>
      <text:p text:style-name="P1"><text:span text:style-name="T2">September 5, 2017</text:span></text:p>
      <text:p text:style-name="P1"/>
      <text:p text:style-name="P1">SEPTA Railroad</text:p>
      <text:p text:style-name="P1">ATTN: <text:span text:style-name="T1">Jeffrey Knueppel</text:span></text:p>
      <text:p text:style-name="P1">1234 Market Street</text:p>
      <text:p text:style-name="P1">10th Floor</text:p>
      <text:p text:style-name="P1">Philadelphia, PA 19107</text:p>
      <text:p text:style-name="P1"/>
      <text:p text:style-name="P1">Dear <text:span text:style-name="T2">Jeffrey,</text:span></text:p>
      <text:p text:style-name="P1"/>
      <text:p text:style-name="P5">Thank you for your kind letter. I have anxiously awaited the final September rail schedule update and it is finally released now.</text:p>
      <text:p text:style-name="P5"/>
      <text:p text:style-name="P5"><text:span text:style-name="T4">I can see the changes touch every rail line sans airport line. This is an ambitious update and nearly every issue from my original letter to you has been addressed, sometimes exactly how I have recommended, and sometimes using other creative approaches.</text:span></text:p>
      <text:p text:style-name="P4"/>
      <text:p text:style-name="P7">Since SEPTA has identified <text:span text:style-name="T5">the R</text:span>egional Rail Service Improvement Program<text:span text:style-name="T5"> </text:span>as an important initiative and because our <text:span text:style-name="T7">successful </text:span>collaboration is a direct result of this program, perhaps now is time for SEPTA to pat itself on the back. <text:span text:style-name="T5">I would really appreciate if SEPTA could make an enduring announcement (e.g. a press release) to describe what has happened here and to attribute this as successful progress on the service improvement program. For me, this is a valuable public recognition that will be useful in my career. And for SEPTA it reaffirms the commitment to this program and demonstrates yet another milestone in its progress.</text:span></text:p>
      <text:p text:style-name="P6"/>
      <text:p text:style-name="P8">Technical.ly Philly and The Transit Wire have both covered my SEPTA rail analysis in the past and I trust they will be happy to cover this proposed press release.</text:p>
      <text:p text:style-name="P8"/>
      <text:p text:style-name="P10"><text:span text:style-name="T7">Lastly, I </text:span>will follow up with Mike Dobson and Bill Lawson regarding data and system integration this month. I trust you understand my intention is not merely to point out the problems/opportunities bu<text:span text:style-name="T8">t</text:span> <text:span text:style-name="T8">to</text:span> also implement the solutions.</text:p>
      <text:p text:style-name="P8"/>
      <text:p text:style-name="P8">Sincerely,</text:p>
      <text:p text:style-name="P8"/>
      <text:p text:style-name="P8"/>
      <text:p text:style-name="P3"/>
      <text:p text:style-name="P1"/>
      <text:p text:style-name="P1">William Entriken</text:p>
      <text:p text:style-name="P1"/>
      <text:p text:style-name="P1">entriken@phor.net</text:p>
      <text:p text:style-name="P1">267-738-4201</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23:06:56.740772000</meta:creation-date>
    <dc:date>2017-09-05T09:33:56.628365000</dc:date>
    <meta:editing-duration>PT11M49S</meta:editing-duration>
    <meta:editing-cycles>3</meta:editing-cycles>
    <meta:generator>LibreOffice_Vanilla/5.2.3.5$MacOSX_X86_64 LibreOffice_project/83adc9c35c74e0badc710d981405858b1179a327</meta:generator>
    <meta:document-statistic meta:table-count="0" meta:image-count="0" meta:object-count="0" meta:page-count="1" meta:paragraph-count="19" meta:word-count="267" meta:character-count="1679" meta:non-whitespace-character-count="1389"/>
  </office:meta>
</office:document-meta>
</file>